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39.95mm"/>
    </style:style>
    <style:style style:name="co3" style:family="table-column">
      <style:table-column-properties fo:break-before="auto" style:column-width="45.0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5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18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default-cell-style-name="ce3"/>
        <table:table-column table:style-name="co3" table:default-cell-style-name="ce4"/>
        <table:table-column table:style-name="co4" table:number-columns-repeated="2" table:default-cell-style-name="ce5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alpha</text:p>
          </table:table-cell>
          <table:table-cell table:style-name="ce2" office:value-type="string" calcext:value-type="string">
            <text:p>mean_f1</text:p>
          </table:table-cell>
          <table:table-cell table:style-name="ce2" office:value-type="string" calcext:value-type="string">
            <text:p>f1_sd</text:p>
          </table:table-cell>
          <table:table-cell table:style-name="ce2" office:value-type="string" calcext:value-type="string">
            <text:p>mean_time</text:p>
          </table:table-cell>
          <table:table-cell table:style-name="ce2" office:value-type="string" calcext:value-type="string">
            <text:p>time_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+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7507142857142" calcext:value-type="float">
            <text:p>0,7507</text:p>
          </table:table-cell>
          <table:table-cell office:value-type="float" office:value="0.0405741112462776" calcext:value-type="float">
            <text:p>0,041</text:p>
          </table:table-cell>
          <table:table-cell office:value-type="float" office:value="72.477588057518" calcext:value-type="float">
            <text:p>72,48</text:p>
          </table:table-cell>
          <table:table-cell office:value-type="float" office:value="4.07429501380536" calcext:value-type="float">
            <text:p>4,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+16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7531976005361" calcext:value-type="float">
            <text:p>0,7532</text:p>
          </table:table-cell>
          <table:table-cell office:value-type="float" office:value="0.0563893567979261" calcext:value-type="float">
            <text:p>0,056</text:p>
          </table:table-cell>
          <table:table-cell office:value-type="float" office:value="368.121850895882" calcext:value-type="float">
            <text:p>368,12</text:p>
          </table:table-cell>
          <table:table-cell office:value-type="float" office:value="120.306869897041" calcext:value-type="float">
            <text:p>120,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+4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7585714285714" calcext:value-type="float">
            <text:p>0,7586</text:p>
          </table:table-cell>
          <table:table-cell office:value-type="float" office:value="0.0379536057641055" calcext:value-type="float">
            <text:p>0,038</text:p>
          </table:table-cell>
          <table:table-cell office:value-type="float" office:value="330.138993668556" calcext:value-type="float">
            <text:p>330,14</text:p>
          </table:table-cell>
          <table:table-cell office:value-type="float" office:value="22.2408759117204" calcext:value-type="float">
            <text:p>22,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+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7585714285714" calcext:value-type="float">
            <text:p>0,7586</text:p>
          </table:table-cell>
          <table:table-cell office:value-type="float" office:value="0.0379536057641055" calcext:value-type="float">
            <text:p>0,038</text:p>
          </table:table-cell>
          <table:table-cell office:value-type="float" office:value="87.246576666832" calcext:value-type="float">
            <text:p>87,25</text:p>
          </table:table-cell>
          <table:table-cell office:value-type="float" office:value="10.0696364851589" calcext:value-type="float">
            <text:p>10,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+8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" calcext:value-type="float">
            <text:p>0,01</text:p>
          </table:table-cell>
          <table:table-cell office:value-type="float" office:value="0.7594798297439" calcext:value-type="float">
            <text:p>0,7595</text:p>
          </table:table-cell>
          <table:table-cell office:value-type="float" office:value="0.0356259383666421" calcext:value-type="float">
            <text:p>0,036</text:p>
          </table:table-cell>
          <table:table-cell office:value-type="float" office:value="243.019942450523" calcext:value-type="float">
            <text:p>243,02</text:p>
          </table:table-cell>
          <table:table-cell office:value-type="float" office:value="28.4882596933391" calcext:value-type="float">
            <text:p>28,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7618325345874" calcext:value-type="float">
            <text:p>0,7618</text:p>
          </table:table-cell>
          <table:table-cell office:value-type="float" office:value="0.0523528711096314" calcext:value-type="float">
            <text:p>0,052</text:p>
          </table:table-cell>
          <table:table-cell office:value-type="float" office:value="195.785623121262" calcext:value-type="float">
            <text:p>195,79</text:p>
          </table:table-cell>
          <table:table-cell office:value-type="float" office:value="24.8272932156818" calcext:value-type="float">
            <text:p>24,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4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762922331361" calcext:value-type="float">
            <text:p>0,7629</text:p>
          </table:table-cell>
          <table:table-cell office:value-type="float" office:value="0.037135091188428" calcext:value-type="float">
            <text:p>0,037</text:p>
          </table:table-cell>
          <table:table-cell office:value-type="float" office:value="243.585561037064" calcext:value-type="float">
            <text:p>243,59</text:p>
          </table:table-cell>
          <table:table-cell office:value-type="float" office:value="26.2478526392987" calcext:value-type="float">
            <text:p>26,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+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7660065477038" calcext:value-type="float">
            <text:p>0,7660</text:p>
          </table:table-cell>
          <table:table-cell office:value-type="float" office:value="0.0335299699077924" calcext:value-type="float">
            <text:p>0,034</text:p>
          </table:table-cell>
          <table:table-cell office:value-type="float" office:value="266.331870985031" calcext:value-type="float">
            <text:p>266,33</text:p>
          </table:table-cell>
          <table:table-cell office:value-type="float" office:value="42.2413223656786" calcext:value-type="float">
            <text:p>42,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+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7664285714286" calcext:value-type="float">
            <text:p>0,7664</text:p>
          </table:table-cell>
          <table:table-cell office:value-type="float" office:value="0.0331286231067668" calcext:value-type="float">
            <text:p>0,033</text:p>
          </table:table-cell>
          <table:table-cell office:value-type="float" office:value="422.603302073479" calcext:value-type="float">
            <text:p>422,60</text:p>
          </table:table-cell>
          <table:table-cell office:value-type="float" office:value="52.4512041314447" calcext:value-type="float">
            <text:p>52,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+8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7668624338624" calcext:value-type="float">
            <text:p>0,7669</text:p>
          </table:table-cell>
          <table:table-cell office:value-type="float" office:value="0.0326006827039848" calcext:value-type="float">
            <text:p>0,033</text:p>
          </table:table-cell>
          <table:table-cell office:value-type="float" office:value="249.978379011154" calcext:value-type="float">
            <text:p>249,98</text:p>
          </table:table-cell>
          <table:table-cell office:value-type="float" office:value="19.4245276716284" calcext:value-type="float">
            <text:p>19,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+16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767948148148" calcext:value-type="float">
            <text:p>0,7679</text:p>
          </table:table-cell>
          <table:table-cell office:value-type="float" office:value="0.0341375720421007" calcext:value-type="float">
            <text:p>0,034</text:p>
          </table:table-cell>
          <table:table-cell office:value-type="float" office:value="269.535168409348" calcext:value-type="float">
            <text:p>269,54</text:p>
          </table:table-cell>
          <table:table-cell office:value-type="float" office:value="75.568356157491" calcext:value-type="float">
            <text:p>75,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+2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7742857142858" calcext:value-type="float">
            <text:p>0,7743</text:p>
          </table:table-cell>
          <table:table-cell office:value-type="float" office:value="0.0248464673300751" calcext:value-type="float">
            <text:p>0,025</text:p>
          </table:table-cell>
          <table:table-cell office:value-type="float" office:value="306.426340198517" calcext:value-type="float">
            <text:p>306,43</text:p>
          </table:table-cell>
          <table:table-cell office:value-type="float" office:value="51.6006995093527" calcext:value-type="float">
            <text:p>51,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+2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7742857142858" calcext:value-type="float">
            <text:p>0,7743</text:p>
          </table:table-cell>
          <table:table-cell office:value-type="float" office:value="0.0248464673300751" calcext:value-type="float">
            <text:p>0,025</text:p>
          </table:table-cell>
          <table:table-cell office:value-type="float" office:value="424.455111455917" calcext:value-type="float">
            <text:p>424,46</text:p>
          </table:table-cell>
          <table:table-cell office:value-type="float" office:value="56.48686263505" calcext:value-type="float">
            <text:p>56,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+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7742857142858" calcext:value-type="float">
            <text:p>0,7743</text:p>
          </table:table-cell>
          <table:table-cell office:value-type="float" office:value="0.0248464673300751" calcext:value-type="float">
            <text:p>0,025</text:p>
          </table:table-cell>
          <table:table-cell office:value-type="float" office:value="350.237532353401" calcext:value-type="float">
            <text:p>350,24</text:p>
          </table:table-cell>
          <table:table-cell office:value-type="float" office:value="37.2896133590266" calcext:value-type="float">
            <text:p>37,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+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" calcext:value-type="float">
            <text:p>0,01</text:p>
          </table:table-cell>
          <table:table-cell office:value-type="float" office:value="0.7742857142858" calcext:value-type="float">
            <text:p>0,7743</text:p>
          </table:table-cell>
          <table:table-cell office:value-type="float" office:value="0.0248464673300751" calcext:value-type="float">
            <text:p>0,025</text:p>
          </table:table-cell>
          <table:table-cell office:value-type="float" office:value="359.866505289078" calcext:value-type="float">
            <text:p>359,87</text:p>
          </table:table-cell>
          <table:table-cell office:value-type="float" office:value="33.5900165058565" calcext:value-type="float">
            <text:p>33,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+4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7742857142858" calcext:value-type="float">
            <text:p>0,7743</text:p>
          </table:table-cell>
          <table:table-cell office:value-type="float" office:value="0.0248464673300751" calcext:value-type="float">
            <text:p>0,025</text:p>
          </table:table-cell>
          <table:table-cell office:value-type="float" office:value="58.917005944252" calcext:value-type="float">
            <text:p>58,92</text:p>
          </table:table-cell>
          <table:table-cell office:value-type="float" office:value="4.79117781246697" calcext:value-type="float">
            <text:p>4,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+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7742857142858" calcext:value-type="float">
            <text:p>0,7743</text:p>
          </table:table-cell>
          <table:table-cell office:value-type="float" office:value="0.0248464673300751" calcext:value-type="float">
            <text:p>0,025</text:p>
          </table:table-cell>
          <table:table-cell office:value-type="float" office:value="259.487706851959" calcext:value-type="float">
            <text:p>259,49</text:p>
          </table:table-cell>
          <table:table-cell office:value-type="float" office:value="34.3021122903225" calcext:value-type="float">
            <text:p>34,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+8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" calcext:value-type="float">
            <text:p>0,01</text:p>
          </table:table-cell>
          <table:table-cell office:value-type="float" office:value="0.7742857142858" calcext:value-type="float">
            <text:p>0,7743</text:p>
          </table:table-cell>
          <table:table-cell office:value-type="float" office:value="0.0248464673300751" calcext:value-type="float">
            <text:p>0,025</text:p>
          </table:table-cell>
          <table:table-cell office:value-type="float" office:value="266.072093033791" calcext:value-type="float">
            <text:p>266,07</text:p>
          </table:table-cell>
          <table:table-cell office:value-type="float" office:value="39.4193420968315" calcext:value-type="float">
            <text:p>39,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+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" calcext:value-type="float">
            <text:p>0,01</text:p>
          </table:table-cell>
          <table:table-cell office:value-type="float" office:value="0.7742857142858" calcext:value-type="float">
            <text:p>0,7743</text:p>
          </table:table-cell>
          <table:table-cell office:value-type="float" office:value="0.0248464673300751" calcext:value-type="float">
            <text:p>0,025</text:p>
          </table:table-cell>
          <table:table-cell office:value-type="float" office:value="467.082566809654" calcext:value-type="float">
            <text:p>467,08</text:p>
          </table:table-cell>
          <table:table-cell office:value-type="float" office:value="57.8455531040877" calcext:value-type="float">
            <text:p>57,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+2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0.7742857142858" calcext:value-type="float">
            <text:p>0,7743</text:p>
          </table:table-cell>
          <table:table-cell office:value-type="float" office:value="0.0248464673300751" calcext:value-type="float">
            <text:p>0,025</text:p>
          </table:table-cell>
          <table:table-cell office:value-type="float" office:value="86.3069207906723" calcext:value-type="float">
            <text:p>86,31</text:p>
          </table:table-cell>
          <table:table-cell office:value-type="float" office:value="10.8923845683896" calcext:value-type="float">
            <text:p>10,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+2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7742857142858" calcext:value-type="float">
            <text:p>0,7743</text:p>
          </table:table-cell>
          <table:table-cell office:value-type="float" office:value="0.0248464673300751" calcext:value-type="float">
            <text:p>0,025</text:p>
          </table:table-cell>
          <table:table-cell office:value-type="float" office:value="499.125926661491" calcext:value-type="float">
            <text:p>499,13</text:p>
          </table:table-cell>
          <table:table-cell office:value-type="float" office:value="59.8812319222018" calcext:value-type="float">
            <text:p>59,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+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7742857142858" calcext:value-type="float">
            <text:p>0,7743</text:p>
          </table:table-cell>
          <table:table-cell office:value-type="float" office:value="0.0248464673300751" calcext:value-type="float">
            <text:p>0,025</text:p>
          </table:table-cell>
          <table:table-cell office:value-type="float" office:value="86.2926311731339" calcext:value-type="float">
            <text:p>86,29</text:p>
          </table:table-cell>
          <table:table-cell office:value-type="float" office:value="7.99795475520742" calcext:value-type="float">
            <text:p>8,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+4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7742857142858" calcext:value-type="float">
            <text:p>0,7743</text:p>
          </table:table-cell>
          <table:table-cell office:value-type="float" office:value="0.0248464673300751" calcext:value-type="float">
            <text:p>0,025</text:p>
          </table:table-cell>
          <table:table-cell office:value-type="float" office:value="415.902854394913" calcext:value-type="float">
            <text:p>415,90</text:p>
          </table:table-cell>
          <table:table-cell office:value-type="float" office:value="64.7050947225706" calcext:value-type="float">
            <text:p>64,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+4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7742857142858" calcext:value-type="float">
            <text:p>0,7743</text:p>
          </table:table-cell>
          <table:table-cell office:value-type="float" office:value="0.0248464673300751" calcext:value-type="float">
            <text:p>0,025</text:p>
          </table:table-cell>
          <table:table-cell office:value-type="float" office:value="70.5287216424942" calcext:value-type="float">
            <text:p>70,53</text:p>
          </table:table-cell>
          <table:table-cell office:value-type="float" office:value="7.8141601676204" calcext:value-type="float">
            <text:p>7,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+4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7744285714286" calcext:value-type="float">
            <text:p>0,7744</text:p>
          </table:table-cell>
          <table:table-cell office:value-type="float" office:value="0.0249007098589932" calcext:value-type="float">
            <text:p>0,025</text:p>
          </table:table-cell>
          <table:table-cell office:value-type="float" office:value="274.077827572823" calcext:value-type="float">
            <text:p>274,08</text:p>
          </table:table-cell>
          <table:table-cell office:value-type="float" office:value="38.3188316787796" calcext:value-type="float">
            <text:p>38,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+1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7757338624339" calcext:value-type="float">
            <text:p>0,7757</text:p>
          </table:table-cell>
          <table:table-cell office:value-type="float" office:value="0.0256462055744917" calcext:value-type="float">
            <text:p>0,026</text:p>
          </table:table-cell>
          <table:table-cell office:value-type="float" office:value="277.593714690208" calcext:value-type="float">
            <text:p>277,59</text:p>
          </table:table-cell>
          <table:table-cell office:value-type="float" office:value="98.6587634434138" calcext:value-type="float">
            <text:p>98,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+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776528588159" calcext:value-type="float">
            <text:p>0,7765</text:p>
          </table:table-cell>
          <table:table-cell office:value-type="float" office:value="0.0247385815063387" calcext:value-type="float">
            <text:p>0,025</text:p>
          </table:table-cell>
          <table:table-cell office:value-type="float" office:value="259.42388241291" calcext:value-type="float">
            <text:p>259,42</text:p>
          </table:table-cell>
          <table:table-cell office:value-type="float" office:value="47.1474207904355" calcext:value-type="float">
            <text:p>47,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2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7772123403973" calcext:value-type="float">
            <text:p>0,7772</text:p>
          </table:table-cell>
          <table:table-cell office:value-type="float" office:value="0.0261438935245609" calcext:value-type="float">
            <text:p>0,026</text:p>
          </table:table-cell>
          <table:table-cell office:value-type="float" office:value="245.742812299728" calcext:value-type="float">
            <text:p>245,74</text:p>
          </table:table-cell>
          <table:table-cell office:value-type="float" office:value="25.0499791770577" calcext:value-type="float">
            <text:p>25,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+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7791381626919" calcext:value-type="float">
            <text:p>0,7791</text:p>
          </table:table-cell>
          <table:table-cell office:value-type="float" office:value="0.0224534412103474" calcext:value-type="float">
            <text:p>0,022</text:p>
          </table:table-cell>
          <table:table-cell office:value-type="float" office:value="93.9322140932083" calcext:value-type="float">
            <text:p>93,93</text:p>
          </table:table-cell>
          <table:table-cell office:value-type="float" office:value="49.2682412161801" calcext:value-type="float">
            <text:p>49,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+8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782142857143" calcext:value-type="float">
            <text:p>0,7821</text:p>
          </table:table-cell>
          <table:table-cell office:value-type="float" office:value="0" calcext:value-type="float">
            <text:p>0,000</text:p>
          </table:table-cell>
          <table:table-cell office:value-type="float" office:value="328.310532832146" calcext:value-type="float">
            <text:p>328,31</text:p>
          </table:table-cell>
          <table:table-cell office:value-type="float" office:value="42.1092257291779" calcext:value-type="float">
            <text:p>42,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+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" calcext:value-type="float">
            <text:p>0,01</text:p>
          </table:table-cell>
          <table:table-cell office:value-type="float" office:value="0.7822857142858" calcext:value-type="float">
            <text:p>0,7823</text:p>
          </table:table-cell>
          <table:table-cell office:value-type="float" office:value="0.000451753951271928" calcext:value-type="float">
            <text:p>0,000</text:p>
          </table:table-cell>
          <table:table-cell office:value-type="float" office:value="253.313806700706" calcext:value-type="float">
            <text:p>253,31</text:p>
          </table:table-cell>
          <table:table-cell office:value-type="float" office:value="23.1438721205448" calcext:value-type="float">
            <text:p>23,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+1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" calcext:value-type="float">
            <text:p>0,01</text:p>
          </table:table-cell>
          <table:table-cell office:value-type="float" office:value="0.7833015873017" calcext:value-type="float">
            <text:p>0,7833</text:p>
          </table:table-cell>
          <table:table-cell office:value-type="float" office:value="0.00149599217598576" calcext:value-type="float">
            <text:p>0,001</text:p>
          </table:table-cell>
          <table:table-cell office:value-type="float" office:value="242.821326255798" calcext:value-type="float">
            <text:p>242,82</text:p>
          </table:table-cell>
          <table:table-cell office:value-type="float" office:value="63.0073590324784" calcext:value-type="float">
            <text:p>63,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+8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7841962437406" calcext:value-type="float">
            <text:p>0,7842</text:p>
          </table:table-cell>
          <table:table-cell office:value-type="float" office:value="0.00223638203578399" calcext:value-type="float">
            <text:p>0,002</text:p>
          </table:table-cell>
          <table:table-cell office:value-type="float" office:value="236.795103240013" calcext:value-type="float">
            <text:p>236,80</text:p>
          </table:table-cell>
          <table:table-cell office:value-type="float" office:value="29.9028234191862" calcext:value-type="float">
            <text:p>29,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" calcext:value-type="float">
            <text:p>0,01</text:p>
          </table:table-cell>
          <table:table-cell office:value-type="float" office:value="0.7846264874427" calcext:value-type="float">
            <text:p>0,7846</text:p>
          </table:table-cell>
          <table:table-cell office:value-type="float" office:value="0.00182336951572497" calcext:value-type="float">
            <text:p>0,002</text:p>
          </table:table-cell>
          <table:table-cell office:value-type="float" office:value="244.960795497894" calcext:value-type="float">
            <text:p>244,96</text:p>
          </table:table-cell>
          <table:table-cell office:value-type="float" office:value="23.3008701030993" calcext:value-type="float">
            <text:p>23,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+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7861204322865" calcext:value-type="float">
            <text:p>0,7861</text:p>
          </table:table-cell>
          <table:table-cell office:value-type="float" office:value="0.00713553682319599" calcext:value-type="float">
            <text:p>0,007</text:p>
          </table:table-cell>
          <table:table-cell office:value-type="float" office:value="99.1162758350372" calcext:value-type="float">
            <text:p>99,12</text:p>
          </table:table-cell>
          <table:table-cell office:value-type="float" office:value="70.0349184470522" calcext:value-type="float">
            <text:p>70,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+4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0.7861876750702" calcext:value-type="float">
            <text:p>0,7862</text:p>
          </table:table-cell>
          <table:table-cell office:value-type="float" office:value="0.0115235930035764" calcext:value-type="float">
            <text:p>0,012</text:p>
          </table:table-cell>
          <table:table-cell office:value-type="float" office:value="99.8363124370575" calcext:value-type="float">
            <text:p>99,84</text:p>
          </table:table-cell>
          <table:table-cell office:value-type="float" office:value="93.388093044164" calcext:value-type="float">
            <text:p>93,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+16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7869993646744" calcext:value-type="float">
            <text:p>0,7870</text:p>
          </table:table-cell>
          <table:table-cell office:value-type="float" office:value="0.0358448742158126" calcext:value-type="float">
            <text:p>0,036</text:p>
          </table:table-cell>
          <table:table-cell office:value-type="float" office:value="614.079646086693" calcext:value-type="float">
            <text:p>614,08</text:p>
          </table:table-cell>
          <table:table-cell office:value-type="float" office:value="99.0251081467898" calcext:value-type="float">
            <text:p>99,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8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7892339097939" calcext:value-type="float">
            <text:p>0,7892</text:p>
          </table:table-cell>
          <table:table-cell office:value-type="float" office:value="0.0255221750832944" calcext:value-type="float">
            <text:p>0,026</text:p>
          </table:table-cell>
          <table:table-cell office:value-type="float" office:value="337.068256545067" calcext:value-type="float">
            <text:p>337,07</text:p>
          </table:table-cell>
          <table:table-cell office:value-type="float" office:value="56.2745164334707" calcext:value-type="float">
            <text:p>56,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+8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790503514854" calcext:value-type="float">
            <text:p>0,7905</text:p>
          </table:table-cell>
          <table:table-cell office:value-type="float" office:value="0.0110720095130278" calcext:value-type="float">
            <text:p>0,011</text:p>
          </table:table-cell>
          <table:table-cell office:value-type="float" office:value="126.74750289917" calcext:value-type="float">
            <text:p>126,75</text:p>
          </table:table-cell>
          <table:table-cell office:value-type="float" office:value="91.1850415767973" calcext:value-type="float">
            <text:p>91,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+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8056866275998" calcext:value-type="float">
            <text:p>0,8057</text:p>
          </table:table-cell>
          <table:table-cell office:value-type="float" office:value="0.0334565400778147" calcext:value-type="float">
            <text:p>0,033</text:p>
          </table:table-cell>
          <table:table-cell office:value-type="float" office:value="337.804067111015" calcext:value-type="float">
            <text:p>337,80</text:p>
          </table:table-cell>
          <table:table-cell office:value-type="float" office:value="155.836859563799" calcext:value-type="float">
            <text:p>155,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1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8169713115929" calcext:value-type="float">
            <text:p>0,8170</text:p>
          </table:table-cell>
          <table:table-cell office:value-type="float" office:value="0.0226522603023183" calcext:value-type="float">
            <text:p>0,023</text:p>
          </table:table-cell>
          <table:table-cell office:value-type="float" office:value="480.138816165924" calcext:value-type="float">
            <text:p>480,14</text:p>
          </table:table-cell>
          <table:table-cell office:value-type="float" office:value="9.24865993581925" calcext:value-type="float">
            <text:p>9,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818104384533" calcext:value-type="float">
            <text:p>0,8181</text:p>
          </table:table-cell>
          <table:table-cell office:value-type="float" office:value="0.0552578445623775" calcext:value-type="float">
            <text:p>0,055</text:p>
          </table:table-cell>
          <table:table-cell office:value-type="float" office:value="376.907533502579" calcext:value-type="float">
            <text:p>376,91</text:p>
          </table:table-cell>
          <table:table-cell office:value-type="float" office:value="73.7660922570904" calcext:value-type="float">
            <text:p>73,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1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" calcext:value-type="float">
            <text:p>0,01</text:p>
          </table:table-cell>
          <table:table-cell office:value-type="float" office:value="0.8183796651627" calcext:value-type="float">
            <text:p>0,8184</text:p>
          </table:table-cell>
          <table:table-cell office:value-type="float" office:value="0.0103344407247846" calcext:value-type="float">
            <text:p>0,010</text:p>
          </table:table-cell>
          <table:table-cell office:value-type="float" office:value="543.622447133064" calcext:value-type="float">
            <text:p>543,62</text:p>
          </table:table-cell>
          <table:table-cell office:value-type="float" office:value="27.5583888637892" calcext:value-type="float">
            <text:p>27,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16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8225679829375" calcext:value-type="float">
            <text:p>0,8226</text:p>
          </table:table-cell>
          <table:table-cell office:value-type="float" office:value="0.0144625708136097" calcext:value-type="float">
            <text:p>0,014</text:p>
          </table:table-cell>
          <table:table-cell office:value-type="float" office:value="530.21599676609" calcext:value-type="float">
            <text:p>530,22</text:p>
          </table:table-cell>
          <table:table-cell office:value-type="float" office:value="22.7661907138058" calcext:value-type="float">
            <text:p>22,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+4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8248468155296" calcext:value-type="float">
            <text:p>0,8248</text:p>
          </table:table-cell>
          <table:table-cell office:value-type="float" office:value="0.0205300898042112" calcext:value-type="float">
            <text:p>0,021</text:p>
          </table:table-cell>
          <table:table-cell office:value-type="float" office:value="379.71260638237" calcext:value-type="float">
            <text:p>379,71</text:p>
          </table:table-cell>
          <table:table-cell office:value-type="float" office:value="119.939325915911" calcext:value-type="float">
            <text:p>119,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+4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0.825401478988" calcext:value-type="float">
            <text:p>0,8254</text:p>
          </table:table-cell>
          <table:table-cell office:value-type="float" office:value="0.0186200251236727" calcext:value-type="float">
            <text:p>0,019</text:p>
          </table:table-cell>
          <table:table-cell office:value-type="float" office:value="374.935455393791" calcext:value-type="float">
            <text:p>374,94</text:p>
          </table:table-cell>
          <table:table-cell office:value-type="float" office:value="130.72203784432" calcext:value-type="float">
            <text:p>130,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8326632827956" calcext:value-type="float">
            <text:p>0,8327</text:p>
          </table:table-cell>
          <table:table-cell office:value-type="float" office:value="0.0215712337428606" calcext:value-type="float">
            <text:p>0,022</text:p>
          </table:table-cell>
          <table:table-cell office:value-type="float" office:value="401.438594269753" calcext:value-type="float">
            <text:p>401,44</text:p>
          </table:table-cell>
          <table:table-cell office:value-type="float" office:value="68.2724199008294" calcext:value-type="float">
            <text:p>68,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+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8331503697377" calcext:value-type="float">
            <text:p>0,8332</text:p>
          </table:table-cell>
          <table:table-cell office:value-type="float" office:value="0.0141939370251403" calcext:value-type="float">
            <text:p>0,014</text:p>
          </table:table-cell>
          <table:table-cell office:value-type="float" office:value="468.606783103943" calcext:value-type="float">
            <text:p>468,61</text:p>
          </table:table-cell>
          <table:table-cell office:value-type="float" office:value="90.5411949963022" calcext:value-type="float">
            <text:p>90,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2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0.8354748723404" calcext:value-type="float">
            <text:p>0,8355</text:p>
          </table:table-cell>
          <table:table-cell office:value-type="float" office:value="0.036738362306436" calcext:value-type="float">
            <text:p>0,037</text:p>
          </table:table-cell>
          <table:table-cell office:value-type="float" office:value="333.463967943192" calcext:value-type="float">
            <text:p>333,46</text:p>
          </table:table-cell>
          <table:table-cell office:value-type="float" office:value="61.7623507332949" calcext:value-type="float">
            <text:p>61,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+8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0.8384860993503" calcext:value-type="float">
            <text:p>0,8385</text:p>
          </table:table-cell>
          <table:table-cell office:value-type="float" office:value="0.0260007150930501" calcext:value-type="float">
            <text:p>0,026</text:p>
          </table:table-cell>
          <table:table-cell office:value-type="float" office:value="463.851026415825" calcext:value-type="float">
            <text:p>463,85</text:p>
          </table:table-cell>
          <table:table-cell office:value-type="float" office:value="205.319523109839" calcext:value-type="float">
            <text:p>205,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+8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8392354479197" calcext:value-type="float">
            <text:p>0,8392</text:p>
          </table:table-cell>
          <table:table-cell office:value-type="float" office:value="0.0208731274087616" calcext:value-type="float">
            <text:p>0,021</text:p>
          </table:table-cell>
          <table:table-cell office:value-type="float" office:value="506.039040827751" calcext:value-type="float">
            <text:p>506,04</text:p>
          </table:table-cell>
          <table:table-cell office:value-type="float" office:value="153.144236436829" calcext:value-type="float">
            <text:p>153,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4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8754261926699" calcext:value-type="float">
            <text:p>0,8754</text:p>
          </table:table-cell>
          <table:table-cell office:value-type="float" office:value="0.0292129977084784" calcext:value-type="float">
            <text:p>0,029</text:p>
          </table:table-cell>
          <table:table-cell office:value-type="float" office:value="543.107640719414" calcext:value-type="float">
            <text:p>543,11</text:p>
          </table:table-cell>
          <table:table-cell office:value-type="float" office:value="24.7342559725459" calcext:value-type="float">
            <text:p>24,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8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8846826971308" calcext:value-type="float">
            <text:p>0,8847</text:p>
          </table:table-cell>
          <table:table-cell office:value-type="float" office:value="0.0221687008408613" calcext:value-type="float">
            <text:p>0,022</text:p>
          </table:table-cell>
          <table:table-cell office:value-type="float" office:value="560.272022771835" calcext:value-type="float">
            <text:p>560,27</text:p>
          </table:table-cell>
          <table:table-cell office:value-type="float" office:value="9.85138303279537" calcext:value-type="float">
            <text:p>9,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+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8875986518955" calcext:value-type="float">
            <text:p>0,8876</text:p>
          </table:table-cell>
          <table:table-cell office:value-type="float" office:value="0.0305470095201805" calcext:value-type="float">
            <text:p>0,031</text:p>
          </table:table-cell>
          <table:table-cell office:value-type="float" office:value="757.384807562828" calcext:value-type="float">
            <text:p>757,38</text:p>
          </table:table-cell>
          <table:table-cell office:value-type="float" office:value="52.3914945850411" calcext:value-type="float">
            <text:p>52,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+8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8907028484663" calcext:value-type="float">
            <text:p>0,8907</text:p>
          </table:table-cell>
          <table:table-cell office:value-type="float" office:value="0.0297042147278074" calcext:value-type="float">
            <text:p>0,030</text:p>
          </table:table-cell>
          <table:table-cell office:value-type="float" office:value="770.320402812958" calcext:value-type="float">
            <text:p>770,32</text:p>
          </table:table-cell>
          <table:table-cell office:value-type="float" office:value="32.3694317326892" calcext:value-type="float">
            <text:p>32,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16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8939306565055" calcext:value-type="float">
            <text:p>0,8939</text:p>
          </table:table-cell>
          <table:table-cell office:value-type="float" office:value="0.0339399314478449" calcext:value-type="float">
            <text:p>0,034</text:p>
          </table:table-cell>
          <table:table-cell office:value-type="float" office:value="572.404089283943" calcext:value-type="float">
            <text:p>572,40</text:p>
          </table:table-cell>
          <table:table-cell office:value-type="float" office:value="9.07686207399131" calcext:value-type="float">
            <text:p>9,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+8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0.8942116178529" calcext:value-type="float">
            <text:p>0,8942</text:p>
          </table:table-cell>
          <table:table-cell office:value-type="float" office:value="0.0171719324295392" calcext:value-type="float">
            <text:p>0,017</text:p>
          </table:table-cell>
          <table:table-cell office:value-type="float" office:value="733.926724433899" calcext:value-type="float">
            <text:p>733,93</text:p>
          </table:table-cell>
          <table:table-cell office:value-type="float" office:value="83.2626199050108" calcext:value-type="float">
            <text:p>83,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16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0.8958096971734" calcext:value-type="float">
            <text:p>0,8958</text:p>
          </table:table-cell>
          <table:table-cell office:value-type="float" office:value="0.041898628312065" calcext:value-type="float">
            <text:p>0,042</text:p>
          </table:table-cell>
          <table:table-cell office:value-type="float" office:value="524.632713270187" calcext:value-type="float">
            <text:p>524,63</text:p>
          </table:table-cell>
          <table:table-cell office:value-type="float" office:value="32.0541405252707" calcext:value-type="float">
            <text:p>32,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1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9099287501575" calcext:value-type="float">
            <text:p>0,9099</text:p>
          </table:table-cell>
          <table:table-cell office:value-type="float" office:value="0.0269722145702219" calcext:value-type="float">
            <text:p>0,027</text:p>
          </table:table-cell>
          <table:table-cell office:value-type="float" office:value="557.414254498482" calcext:value-type="float">
            <text:p>557,41</text:p>
          </table:table-cell>
          <table:table-cell office:value-type="float" office:value="27.7641613514733" calcext:value-type="float">
            <text:p>27,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+16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0.9116353190905" calcext:value-type="float">
            <text:p>0,9116</text:p>
          </table:table-cell>
          <table:table-cell office:value-type="float" office:value="0.0363962476974462" calcext:value-type="float">
            <text:p>0,036</text:p>
          </table:table-cell>
          <table:table-cell office:value-type="float" office:value="1106.60092105865" calcext:value-type="float">
            <text:p>1106,60</text:p>
          </table:table-cell>
          <table:table-cell office:value-type="float" office:value="84.3568986806045" calcext:value-type="float">
            <text:p>84,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+16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9137515459335" calcext:value-type="float">
            <text:p>0,9138</text:p>
          </table:table-cell>
          <table:table-cell office:value-type="float" office:value="0.0323095381318273" calcext:value-type="float">
            <text:p>0,032</text:p>
          </table:table-cell>
          <table:table-cell office:value-type="float" office:value="828.569947314262" calcext:value-type="float">
            <text:p>828,57</text:p>
          </table:table-cell>
          <table:table-cell office:value-type="float" office:value="13.6825862558838" calcext:value-type="float">
            <text:p>13,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+16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9139184661012" calcext:value-type="float">
            <text:p>0,9139</text:p>
          </table:table-cell>
          <table:table-cell office:value-type="float" office:value="0.0151202590220152" calcext:value-type="float">
            <text:p>0,015</text:p>
          </table:table-cell>
          <table:table-cell office:value-type="float" office:value="1172.97135753632" calcext:value-type="float">
            <text:p>1172,97</text:p>
          </table:table-cell>
          <table:table-cell office:value-type="float" office:value="135.025305933846" calcext:value-type="float">
            <text:p>135,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+1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914281880008" calcext:value-type="float">
            <text:p>0,9143</text:p>
          </table:table-cell>
          <table:table-cell office:value-type="float" office:value="0.0134763366448054" calcext:value-type="float">
            <text:p>0,013</text:p>
          </table:table-cell>
          <table:table-cell office:value-type="float" office:value="1121.72550714016" calcext:value-type="float">
            <text:p>1121,73</text:p>
          </table:table-cell>
          <table:table-cell office:value-type="float" office:value="87.7161034131078" calcext:value-type="float">
            <text:p>87,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+16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9231376256845" calcext:value-type="float">
            <text:p>0,9231</text:p>
          </table:table-cell>
          <table:table-cell office:value-type="float" office:value="0.0138572812762711" calcext:value-type="float">
            <text:p>0,014</text:p>
          </table:table-cell>
          <table:table-cell office:value-type="float" office:value="1083.33884146214" calcext:value-type="float">
            <text:p>1083,34</text:p>
          </table:table-cell>
          <table:table-cell office:value-type="float" office:value="29.7287412001023" calcext:value-type="float">
            <text:p>29,73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Sheet1.A1:Sheet1.G65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loext:min-decimal-places="12" number:min-integer-digits="1"/>
    </number:number-style>
    <number:number-style style:name="N108">
      <number:number number:decimal-places="11" loext:min-decimal-places="11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3" loext:min-decimal-places="13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initial-creator>TJL</meta:initial-creator>
    <meta:creation-date>2016-08-18T13:39:56Z</meta:creation-date>
    <dc:date>2018-12-01T18:26:29.233623528</dc:date>
    <meta:editing-duration>PT2M21S</meta:editing-duration>
    <meta:editing-cycles>1</meta:editing-cycles>
    <meta:document-statistic meta:table-count="1" meta:cell-count="455" meta:object-count="0"/>
  </office:meta>
</office:document-meta>
</file>